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65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2.011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9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Default"/>
        <table:table-column table:style-name="co4" table:number-columns-repeated="4" table:default-cell-style-name="ce4"/>
        <table:table-column table:style-name="co4" table:default-cell-style-name="ce3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<text:a xlink:href="#Tabel 5.A273" xlink:type="simple">Tabel 5 - Niet gevonden personen</text:a></text:span></text:p>
          </table:table-cell>
          <table:covered-table-cell table:number-columns-repeated="7" table:style-name="ce9"/>
          <table:covered-table-cell table:style-name="ce31"/>
          <table:table-cell table:style-name="ce38" table:number-columns-repeated="1015"/>
        </table:table-row>
        <table:table-row table:style-name="ro2">
          <table:table-cell table:style-name="ce2" table:number-columns-repeated="2"/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Gemeenten</text:p>
          </table:table-cell>
          <table:table-cell table:style-name="ce10"/>
          <table:table-cell table:style-name="ce13" office:value-type="string" calcext:value-type="string">
            <text:p>Mannen.</text:p>
          </table:table-cell>
          <table:table-cell table:style-name="ce17" office:value-type="string" calcext:value-type="string">
            <text:p>Vrouwen.</text:p>
          </table:table-cell>
          <table:table-cell table:style-name="ce21" office:value-type="string" calcext:value-type="string">
            <text:p>Telling</text:p>
          </table:table-cell>
          <table:table-cell table:style-name="ce26" office:value-type="string" calcext:value-type="string">
            <text:p>Tabel</text:p>
          </table:table-cell>
          <table:table-cell table:style-name="ce26" office:value-type="string" calcext:value-type="string">
            <text:p>Pagina links</text:p>
          </table:table-cell>
          <table:table-cell table:style-name="ce26" office:value-type="string" calcext:value-type="string">
            <text:p>Pagina rechts</text:p>
          </table:table-cell>
          <table:table-cell table:style-name="ce33" office:value-type="string" calcext:value-type="string">
            <text:p>Image nr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22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>
            <text:p>Achtkarspelen</text:p>
          </table:table-cell>
          <table:table-cell/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VT_1930</text:p>
          </table:table-cell>
          <table:table-cell table:style-name="ce23" office:value-type="string" calcext:value-type="string">
            <text:p>01_T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lkmaar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lmelo</text:p>
          </table:table-cell>
          <table:table-cell/>
          <table:table-cell table:style-name="ce15"/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lphen a/d Rij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ersfoort</text:p>
          </table:table-cell>
          <table:table-cell/>
          <table:table-cell table:style-name="ce15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sterdam</text:p>
          </table:table-cell>
          <table:table-cell/>
          <table:table-cell table:style-name="ce15" office:value-type="float" office:value="77" calcext:value-type="float">
            <text:p>77</text:p>
          </table:table-cell>
          <table:table-cell table:style-name="ce19" office:value-type="float" office:value="31" calcext:value-type="float">
            <text:p>3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peldoorn</text:p>
          </table:table-cell>
          <table:table-cell/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rk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rnhem</text:p>
          </table:table-cell>
          <table:table-cell/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ssen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aarle-Nassau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aarn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arneveld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emster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esd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ijerland (Oud-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ilen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lfel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nnebroek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rgen op Zoom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rgh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rkel (N.B.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s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verwijk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laricum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loemendaal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orger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orghar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ovenkarspel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eda</text:p>
          </table:table-cell>
          <table:table-cell/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12" calcext:value-type="float">
            <text:p>1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esken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oeksittar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uiniss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oevord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ulembor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alfs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lden (Ambt-)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lft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nekamp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urne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venter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ida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dewaar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esburg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etinchem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orn</text:p>
          </table:table-cell>
          <table:table-cell/>
          <table:table-cell table:style-name="ce15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ornspijk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ordrecht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rieberg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riel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dam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de (Gld.)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gmond aan Ze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iberg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indhoven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lst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mm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nkhuiz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nsched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pe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rmelo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tten en Leu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ijnaart en Heining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insterwold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raneke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aasterlan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eervliet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eldermals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eldrop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ele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endring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o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orinchem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ouda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af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athem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av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's Gravenhage</text:p>
          </table:table-cell>
          <table:table-cell/>
          <table:table-cell table:style-name="ce15" office:value-type="float" office:value="48" calcext:value-type="float">
            <text:p>48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ijpsker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oed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oesbee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oningen</text:p>
          </table:table-cell>
          <table:table-cell/>
          <table:table-cell table:style-name="ce15" office:value-type="float" office:value="29" calcext:value-type="float">
            <text:p>29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arlem</text:p>
          </table:table-cell>
          <table:table-cell/>
          <table:table-cell table:style-name="ce15" office:value-type="float" office:value="39" calcext:value-type="float">
            <text:p>39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arlemmermeer</text:p>
          </table:table-cell>
          <table:table-cell/>
          <table:table-cell table:style-name="ce15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gestei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rderwijk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rdinxveld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rling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tte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azerswoud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el en Panheel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's Heer-Arendskerke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erewaard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erlen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il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kendorp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ld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lder (Den)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llendoor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lmond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ngelo (Gld.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ngelo (O.)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's Hertogenbosch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rwen en Aerdt</text:p>
          </table:table-cell>
          <table:table-cell/>
          <table:table-cell table:style-name="ce15" office:value-type="float" office:value="46" calcext:value-type="float">
            <text:p>46</text:p>
          </table:table-cell>
          <table:table-cell table:style-name="ce19" office:value-type="float" office:value="27" calcext:value-type="float">
            <text:p>27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eusd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ilversum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ensbroek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nteniss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ogeve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orn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Jsselmonde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Jsselstei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lpendam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aarsveld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ameri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atwijk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erkrade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ess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ester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lunder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oudekerk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rommeni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Kruiningen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ersum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euwarden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euwarderadeel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iden</text:p>
          </table:table-cell>
          <table:table-cell/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imuid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msterland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usd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ichtenvoorde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imbrich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iss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ochem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onneker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oon op Zand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osser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ar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artensdijk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assluis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astricht</text:p>
          </table:table-cell>
          <table:table-cell/>
          <table:table-cell table:style-name="ce15" office:value-type="float" office:value="53" calcext:value-type="float">
            <text:p>53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rkelo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auri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eppel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iddelharnis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ontfoor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aarden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ederhemer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euzen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ieuwerkerk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ieuwerkerk aan den IJss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ieuwkoop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ieuwpoor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ijmegen</text:p>
          </table:table-cell>
          <table:table-cell/>
          <table:table-cell table:style-name="ce15" office:value-type="float" office:value="50" calcext:value-type="float">
            <text:p>50</text:p>
          </table:table-cell>
          <table:table-cell table:style-name="ce19" office:value-type="float" office:value="23" calcext:value-type="float">
            <text:p>2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org</text:p>
          </table:table-cell>
          <table:table-cell/>
          <table:table-cell table:style-name="ce15" office:value-type="float" office:value="22" calcext:value-type="float">
            <text:p>2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unen c.a.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bbicht en Papenhov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edenrode (St.)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ldebroe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ldenzaal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mmen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nstwedd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osterhout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oststellingwerf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ostvoorn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psterland</text:p>
          </table:table-cell>
          <table:table-cell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ss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denbosch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de-Niedorp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d- en Nieuw-Gast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denrij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d-Vossemee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uwerkerk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hilipsland (St.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utten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aalt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nkum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us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heden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hen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idderker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ijp (de)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ijsberg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ijswijk (Z.H.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ermond</text:p>
          </table:table-cell>
          <table:table-cell/>
          <table:table-cell table:style-name="ce15" office:value-type="float" office:value="26" calcext:value-type="float">
            <text:p>26</text:p>
          </table:table-cell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smal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tterdam</text:p>
          </table:table-cell>
          <table:table-cell/>
          <table:table-cell table:style-name="ce15" office:value-type="float" office:value="177" calcext:value-type="float">
            <text:p>177</text:p>
          </table:table-cell>
          <table:table-cell table:style-name="ce19" office:value-type="float" office:value="39" calcext:value-type="float">
            <text:p>39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zenbur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ambeek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as-van-Gent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agen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alkwij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erpenze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iedam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ijndel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oonhov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oor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choterland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ittard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liedrech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mallingerland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prang-Capell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aphors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eenwijk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ompwij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uster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walm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erheijd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erschelling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iel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ienhoven (U.)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ietjerksteradeel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ilburg</text:p>
          </table:table-cell>
          <table:table-cell/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ubberg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Uden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Uithoor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Utrecht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9" office:value-type="float" office:value="11" calcext:value-type="float">
            <text:p>1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enda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ghel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ldhov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ls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nlo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u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leut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lissingen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lis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oorbur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oorschot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oors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reeswijk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ugh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ageningen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amel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assenaa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atering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erselo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ert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esp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meldinge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ssem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sterbor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stervoor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eststellingwerf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eringerwaar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jk bij Duurstede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jmbritserade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ldervank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nschoten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interswij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oensdrecht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onseradeel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ormerveer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oubrugg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Woudriche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aanda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altbommel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eist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elhe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evenbergen</text:p>
          </table:table-cell>
          <table:table-cell/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evenhuiz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ierikzee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utphen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eel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ijndrecht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oll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24" office:value-type="string" calcext:value-type="string">
            <text:p>VT_1930</text:p>
          </table:table-cell>
          <table:table-cell table:style-name="ce24" office:value-type="string" calcext:value-type="string">
            <text:p>01_T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1413" calcext:value-type="float">
            <text:p>1413</text:p>
          </table:table-cell>
          <table:table-cell table:style-name="ce20" office:value-type="float" office:value="506" calcext:value-type="float">
            <text:p>506</text:p>
          </table:table-cell>
          <table:table-cell table:style-name="ce25" office:value-type="string" calcext:value-type="string">
            <text:p>VT_1930</text:p>
          </table:table-cell>
          <table:table-cell table:style-name="ce27" office:value-type="string" calcext:value-type="string">
            <text:p>01_T5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89" calcext:value-type="float">
            <text:p>289</text:p>
          </table:table-cell>
          <table:table-cell table:style-name="ce36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8" office:value-type="string" calcext:value-type="string" table:number-columns-spanned="9" table:number-rows-spanned="1">
            <text:p>1. De personen die, op het ogenblik der volkstelling niet in de gemeente hunner werkelijke woonplaats vertoefden, en daarom op oranje- en rosé kaarten werden beschreven, terwijl zij hadden opgegeven te behooren <text:s/>tot de bevolking eener gemeente, waar echter hun woonplaats niet is gevonden.</text:p>
          </table:table-cell>
          <table:covered-table-cell table:number-columns-repeated="7" table:style-name="ce11"/>
          <table:covered-table-cell table:style-name="ce37"/>
          <table:table-cell table:number-columns-repeated="1015"/>
        </table:table-row>
        <table:table-row table:style-name="ro5" table:number-rows-repeated="10483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4:56:47</meta:creation-date>
    <dc:creator>Yamit</dc:creator>
    <dc:date>2004-10-13T13:31:03</dc:date>
    <meta:document-statistic meta:table-count="1" meta:cell-count="1993" meta:object-count="0"/>
    <meta:generator>LibreOffice/4.2.7.2$Linux_X86_64 LibreOffice_project/420m0$Build-2</meta:generator>
  </office:meta>
</office:document-meta>
</file>